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style>
    <style:style style:name="P2" style:parent-style-name="PreformattedText" style:family="paragraph">
      <style:text-properties style:font-name="Times New Roman" style:font-name-complex="Times New Roman" fo:font-size="14pt" style:font-size-asian="14pt"/>
    </style:style>
    <style:style style:name="P3" style:parent-style-name="PreformattedText" style:family="paragraph">
      <style:text-properties style:font-name="Times New Roman" style:font-name-complex="Times New Roman" fo:font-size="14pt" style:font-size-asian="14pt"/>
    </style:style>
    <style:style style:name="P4" style:parent-style-name="PreformattedText" style:family="paragraph">
      <style:text-properties style:font-name="Times New Roman" style:font-name-complex="Times New Roman" fo:font-size="14pt" style:font-size-asian="14pt"/>
    </style:style>
    <style:style style:name="P5" style:parent-style-name="PreformattedText" style:family="paragraph">
      <style:text-properties style:font-name="Times New Roman" style:font-name-complex="Times New Roman" fo:font-size="14pt" style:font-size-asian="14pt"/>
    </style:style>
    <style:style style:name="P6" style:parent-style-name="PreformattedText" style:family="paragraph">
      <style:text-properties style:font-name="Times New Roman" style:font-name-complex="Times New Roman" fo:font-size="14pt" style:font-size-asian="14pt"/>
    </style:style>
    <style:style style:name="P7" style:parent-style-name="PreformattedText" style:family="paragraph">
      <style:text-properties style:font-name="Times New Roman" style:font-name-complex="Times New Roman" fo:font-size="14pt" style:font-size-asian="14pt"/>
    </style:style>
    <style:style style:name="P8" style:parent-style-name="PreformattedText" style:family="paragraph">
      <style:text-properties style:font-name="Times New Roman" style:font-name-complex="Times New Roman" fo:font-size="14pt" style:font-size-asian="14pt"/>
    </style:style>
    <style:style style:name="P9" style:parent-style-name="PreformattedText" style:family="paragraph">
      <style:text-properties style:font-name="Times New Roman" style:font-name-complex="Times New Roman" fo:font-size="14pt" style:font-size-asian="14pt"/>
    </style:style>
    <style:style style:name="P10" style:parent-style-name="PreformattedText" style:family="paragraph">
      <style:text-properties style:font-name="Times New Roman" style:font-name-complex="Times New Roman" fo:font-size="14pt" style:font-size-asian="14pt"/>
    </style:style>
    <style:style style:name="P11" style:parent-style-name="PreformattedText" style:family="paragraph">
      <style:text-properties style:font-name="Times New Roman" style:font-name-complex="Times New Roman" fo:font-size="14pt" style:font-size-asian="14pt"/>
    </style:style>
    <style:style style:name="P12" style:parent-style-name="PreformattedText" style:family="paragraph">
      <style:text-properties style:font-name="Times New Roman" style:font-name-complex="Times New Roman" fo:font-size="14pt" style:font-size-asian="14pt"/>
    </style:style>
    <style:style style:name="P13" style:parent-style-name="PreformattedText" style:family="paragraph">
      <style:text-properties style:font-name="Times New Roman" style:font-name-complex="Times New Roman" fo:font-size="14pt" style:font-size-asian="14pt"/>
    </style:style>
    <style:style style:name="P14" style:parent-style-name="PreformattedText" style:family="paragraph">
      <style:text-properties style:font-name="Times New Roman" style:font-name-complex="Times New Roman" fo:font-size="14pt" style:font-size-asian="14pt"/>
    </style:style>
    <style:style style:name="P15" style:parent-style-name="PreformattedText" style:family="paragraph">
      <style:text-properties style:font-name="Times New Roman" style:font-name-complex="Times New Roman" fo:font-size="14pt" style:font-size-asian="14pt"/>
    </style:style>
    <style:style style:name="P16" style:parent-style-name="PreformattedText" style:family="paragraph">
      <style:text-properties style:font-name="Times New Roman" style:font-name-complex="Times New Roman" fo:font-size="14pt" style:font-size-asian="14pt"/>
    </style:style>
    <style:style style:name="P17" style:parent-style-name="PreformattedText" style:family="paragraph">
      <style:text-properties style:font-name="Times New Roman" style:font-name-complex="Times New Roman" fo:font-size="14pt" style:font-size-asian="14pt"/>
    </style:style>
    <style:style style:name="T18" style:parent-style-name="Основнойшрифтабзаца" style:family="text">
      <style:text-properties style:font-name="Times New Roman" style:font-name-complex="Times New Roman" fo:font-size="14pt" style:font-size-asian="14pt"/>
    </style:style>
    <style:style style:name="P19" style:parent-style-name="PreformattedText" style:family="paragraph">
      <style:text-properties style:font-name="Times New Roman" style:font-name-complex="Times New Roman" fo:font-size="14pt" style:font-size-asian="14pt"/>
    </style:style>
    <style:style style:name="P20" style:parent-style-name="PreformattedText" style:family="paragraph">
      <style:text-properties style:font-name="Times New Roman" style:font-name-complex="Times New Roman" fo:font-size="14pt" style:font-size-asian="14pt"/>
    </style:style>
    <style:style style:name="P21" style:parent-style-name="PreformattedText" style:family="paragraph">
      <style:text-properties style:font-name="Times New Roman" style:font-name-complex="Times New Roman" fo:font-size="14pt" style:font-size-asian="14pt"/>
    </style:style>
    <style:style style:name="P22" style:parent-style-name="PreformattedText" style:family="paragraph">
      <style:text-properties style:font-name="Times New Roman" style:font-name-complex="Times New Roman" fo:font-size="14pt" style:font-size-asian="14pt"/>
    </style:style>
    <style:style style:name="P23" style:parent-style-name="PreformattedText" style:family="paragraph">
      <style:text-properties style:font-name="Times New Roman" style:font-name-complex="Times New Roman" fo:font-size="14pt" style:font-size-asian="14pt"/>
    </style:style>
    <style:style style:name="P24" style:parent-style-name="PreformattedText" style:family="paragraph">
      <style:text-properties style:font-name="Times New Roman" style:font-name-complex="Times New Roman" fo:font-size="14pt" style:font-size-asian="14pt"/>
    </style:style>
    <style:style style:name="P25" style:parent-style-name="PreformattedText" style:family="paragraph">
      <style:text-properties style:font-name="Times New Roman" style:font-name-complex="Times New Roman" fo:font-size="14pt" style:font-size-asian="14pt"/>
    </style:style>
    <style:style style:name="P26" style:parent-style-name="PreformattedText" style:family="paragraph">
      <style:text-properties style:font-name="Times New Roman" style:font-name-complex="Times New Roman" fo:font-size="14pt" style:font-size-asian="14pt"/>
    </style:style>
    <style:style style:name="P27" style:parent-style-name="PreformattedText" style:family="paragraph">
      <style:text-properties style:font-name="Times New Roman" style:font-name-complex="Times New Roman" fo:font-size="14pt" style:font-size-asian="14pt"/>
    </style:style>
  </office:automatic-styles>
  <office:body>
    <office:text text:use-soft-page-breaks="true">
      <text:p text:style-name="P1"><text:tab/><text:tab/><text:tab/><text:tab/><text:tab/>Искусство спора.</text:p>
      <text:p text:style-name="PreformattedText"><text:tab/><text:tab/><text:tab/><text:tab/><text:tab/></text:p>
      <text:p text:style-name="PreformattedText"><text:tab/><text:tab/><text:tab/><text:tab/><text:tab/></text:p>
      <text:p text:style-name="PreformattedText">ВВЕДЕНИЕ</text:p>
      <text:p text:style-name="PreformattedText">Спор — процесс отстаивания из сторон своего мнения, столкновение мнений и попытки убедить оппонента.</text:p>
      <text:p text:style-name="PreformattedText">Существует четыре разновидности споров:</text:p>
      <text:p text:style-name="PreformattedText"><text:tab/>Дискуссия - спор, в котором ищут истину.(здесь используют только корректные приемы ведения спора)</text:p>
      <text:p text:style-name="PreformattedText">Дискуссия помогает участникам лучше понять то, что для них еще не представляется в полной степени ясным. Средства, которые при этом используются, должны, как<text:s/>правило, признаваться всеми, кто принимает в ней участие, и быть корректными.</text:p>
      <text:p text:style-name="PreformattedText"><text:tab/>Полемика - спор, цель которого - победа над противником.(только корректные приемы ведения спора)</text:p>
      <text:p text:style-name="PreformattedText">Средства, которые употребляются в полемике, не обязательно должны быть приняты<text:s/>противоположной стороной.</text:p>
      <text:p text:style-name="PreformattedText">В дискуссии противоположную сторону называют оппонентом, а в полемике противником.</text:p>
      <text:p text:style-name="PreformattedText"><text:tab/>Электика - спор, цель которого - достижение истины.(используются так же и некорректные приемы)</text:p>
      <text:p text:style-name="PreformattedText"><text:tab/>Софистика - спор, цель которого - достижение победы над оппонентом.(и корректные и некорректные приемы)</text:p>
      <text:p text:style-name="PreformattedText"/>
      <text:p text:style-name="PreformattedText">Важнейшее оружие участника дискуссии или полемики - владение логикой спора, умение обосновать свою точку зрения непоколебимой аргументацией, а также вскрыть изъяны в логике оппонента, разоблачить любые<text:s/>его увертки.</text:p>
      <text:p text:style-name="PreformattedText">Тема дискуссии должна быть неизменной от начала до конца.</text:p>
      <text:p text:style-name="PreformattedText">Сущность любой дискуссии или полемики состоит в защите или опровержении какой-либо мысли.</text:p>
      <text:p text:style-name="PreformattedText">Первый оппонент аргументирует выдвинутый тезис по правилам доказательства. Второй оппонент пользуется логической теорией опровержения.</text:p>
      <text:p text:style-name="PreformattedText"/>
      <text:p text:style-name="PreformattedText"/>
      <text:p text:style-name="PreformattedText"/>
      <text:p text:style-name="PreformattedText">ДОКАЗАТЕЛЬСТВО</text:p>
      <text:p text:style-name="PreformattedText">Каждый участник спора должен владеть логическим приемом ддоказательства, умением обосновать свои мысли.</text:p>
      <text:p text:style-name="PreformattedText">Доказательство складывается из трех элементов:</text:p>
      <text:p text:style-name="PreformattedText"><text:tab/>Тезис - положение, истинность которого нужно<text:s/>доказать.</text:p>
      <text:p text:style-name="PreformattedText"><text:tab/>Доводы(аргументы) - мысли и положения, истинность которых уже проверена.</text:p>
      <text:p text:style-name="PreformattedText"><text:tab/>Способ доказательства - форма логической связи между доводами и тезисом.</text:p>
      <text:p text:style-name="PreformattedText">Есть три важных правила при выдвижении тезиса:</text:p>
      <text:p text:style-name="PreformattedText"><text:tab/>Тезис должен быть четко сформулирован.</text:p>
      <text:p text:style-name="PreformattedText"><text:tab/>Тезис должен оставаться одним и тем же в ходе всего доказательства.</text:p>
      <text:p text:style-name="PreformattedText"><text:tab/>Тезис не должен содержать в себе логического противоречия.</text:p>
      <text:p text:style-name="PreformattedText">Для того, чтобы аргументаций была надежной и убедительной, тоже существуют некоторые правила:</text:p>
      <text:p text:style-name="PreformattedText"><text:tab/>Аргументы должны быть истинными.(несоблюдение приведет к ложному основанию и предвосхищению основания)</text:p>
      <text:p text:style-name="PreformattedText"><text:tab/>Они должны быть достаточными для данного тезиса.(несоблюдение ведет к недостаточности обоснования)</text:p>
      <text:p text:style-name="PreformattedText"><text:tab/>Их истинность должна быть доказана независимо от тезиса.(несоблюдение ведет к логической ошибке<text:s/>"порочный круг")</text:p>
      <text:p text:style-name="PreformattedText">Логическая связь тезиса с аргументами должна осуществляться в форме логических умозаключений - индукции, дедукции и аналогии.</text:p>
      <text:p text:style-name="PreformattedText"/>
      <text:p text:style-name="PreformattedText"/>
      <text:p text:style-name="PreformattedText"/>
      <text:p text:style-name="PreformattedText">ПРИЕМЫ ОПРОВЕРЖЕНИЯ</text:p>
      <text:p text:style-name="PreformattedText">В ходе опровержения следует проверить истинность каждого из элементов доказательства, приведенного оппонентом.</text:p>
      <text:p text:style-name="PreformattedText">Пути опровержения:</text:p>
      <text:p text:style-name="PreformattedText"><text:tab/>Непосредственное опровержение тезиса.</text:p>
      <text:p text:style-name="PreformattedText">Тезис анализируется у его истоков. Показывается, что тезис невеерен. Оппоненту доказывается, что его утверждения ошибочны или же что данное утверждение из них не вытекает.</text:p>
      <text:p text:style-name="PreformattedText"><text:tab/>Косвенное опровержение тезиса.</text:p>
      <text:p text:style-name="PreformattedText">Тезис опровергается по его результатам. Сначала тезис оппонента условно признается истинным и связывается с другим утверждением, признаваемым повсюду истинным. Если из этих утверждений вытекает ошибочное утверждение, то следует<text:s/>что и первоначальное утверждение оппонента было ложным.</text:p>
      <text:p text:style-name="PreformattedText">Наиболее простой и надежный способ опровержения - это опровержение ложного тезиса фактами.</text:p>
      <text:p text:style-name="PreformattedText">В споре выигрывает тот, кто найдет лучшие доводы в защиту своей точки зрения.</text:p>
      <text:p text:style-name="PreformattedText"/>
      <text:p text:style-name="PreformattedText"/>
      <text:p text:style-name="PreformattedText">УСЛОВИЯ ЧЕСТНОГО СПОРА</text:p>
      <text:p text:style-name="PreformattedText">Правила спора:</text:p>
      <text:p text:style-name="PreformattedText"><text:tab/>Не спорить по-пустому.</text:p>
      <text:p text:style-name="PreformattedText"><text:tab/>Не забывать из-за чего спор, не уклоняться в сторону и не терять предмет спора.</text:p>
      <text:p text:style-name="PreformattedText"><text:tab/>Быть вежливым. Спор - не способ сведения счета. Не следует затрагивать личность оппонента. Спор подразумевает полное равенство сторон,<text:s/>он демократичен по самой своей природе.</text:p>
      <text:p text:style-name="PreformattedText"><text:tab/>Не горячиться, стараться спорить спокойно. Более выдержанный человек имеет больше шансов на победу в споре.</text:p>
      <text:p text:style-name="PreformattedText"><text:tab/>Относиться с уважением к чужим мнениям.</text:p>
      <text:p text:style-name="PreformattedText"><text:tab/>Отбрасывать все ненадежные доводы.</text:p>
      <text:p text:style-name="PreformattedText"><text:tab/>Свой самый веский довод стоит<text:s/>приберечь на конец спора.</text:p>
      <text:p text:style-name="PreformattedText"><text:tab/>Избегать обоюдоострых доводов, которые могут быть повернуты против вас самих.</text:p>
      <text:p text:style-name="PreformattedText"><text:tab/>Не стараться во всем противоречить оппоненту.</text:p>
      <text:p text:style-name="PreformattedText"><text:tab/>Следить за тем, чтобы в ваших доводах не было противоречий.</text:p>
      <text:p text:style-name="PreformattedText"/>
      <text:p text:style-name="PreformattedText"/>
      <text:p text:style-name="P2">УЛОВКИ В СПОРЕ</text:p>
      <text:p text:style-name="P3">Если цель спорщика не установление истины, а победа в споре любой ценой, то они часто прибегают к разного рода уловкам и хитростям.</text:p>
      <text:p text:style-name="P4">Нечестные приемы в споре можно разделить на логические и психологические.</text:p>
      <text:p text:style-name="P5"><text:tab/>Логические уловки:</text:p>
      <text:p text:style-name="P6"><text:tab/><text:tab/>Обобщение. Высказывание оппонента расширяется за его<text:s/>границы и преувеличенно трактуется в самом широком смысле.</text:p>
      <text:p text:style-name="P7"><text:tab/><text:tab/>Расширение высказывания оппонента на понятия, которые кроме одинакового звучания ничего общего не имеют с предметом, о котором идет речь, затем опровержение этого высказывания.</text:p>
      <text:p text:style-name="P8"><text:tab/><text:tab/>Рассмотрение выссказывания оппонента, высказанного в относительном смысле как высказанного в абсолютном смысле, затем <text:s/>- опровержение этого высказывания.</text:p>
      <text:p text:style-name="P9"><text:tab/><text:tab/>Использование неверных предпосылок для доказательства своего тезиса.</text:p>
      <text:p text:style-name="P10"><text:tab/><text:tab/>Если согласовали с противником предпосылку, то не спрашивают еще и о заключении, а делают это заключение сами.</text:p>
      <text:p text:style-name="P11"><text:tab/><text:tab/>Фабрикация результата</text:p>
      <text:p text:style-name="P12"><text:tab/><text:tab/>Вместо того, чтобы приводить доказательства, ссылаться на авторитеты.</text:p>
      <text:p text:style-name="P13"><text:tab/><text:tab/>Удивить и ошеломить противника бессмысленным потоком псевдонаучных слов. Если оппонент малообразован, то он может согласиться с такими утверждениями.</text:p>
      <text:p text:style-name="P14"><text:tab/><text:tab/>Если замечают, что аргументация противника ведет к его победе, стремятся не дать ему привести свои доводы полностью, до конца.</text:p>
      <text:p text:style-name="P15"><text:tab/><text:tab/>Если оппонент прав, но в самом начале спора пользуется слабым аргументом, то легко отвергнуть этот аргумент, а после заявить, что этим отвергается и тезис противника.</text:p>
      <text:p text:style-name="P16"><text:tab/><text:tab/>Использовать против оппонента тактику вопросов, чтобы его ответами доказать истинность своего утверждения.</text:p>
      <text:p text:style-name="P17"><text:tab/><text:tab/>Задавать вопросы не в той последовательности,<text:s/>которая требуется для верного умозаключения.</text:p>
      <text:p text:style-name="PreformattedText"><text:tab/><text:tab/></text:p>
      <text:p text:style-name="PreformattedText"><text:tab/><text:tab/></text:p>
      <text:p text:style-name="PreformattedText"><text:tab/><text:tab/></text:p>
      <text:p text:style-name="PreformattedText"><text:tab/><text:span text:style-name="T18">Психологические уловки:</text:span></text:p>
      <text:p text:style-name="P19"><text:tab/><text:tab/>Если дискуссия ведется перед менее образованными, чем участники, слушателями, можно использовать неверный тезис, ошибочность которого видна только для оппонента, но не для слушателей. Чтобы показать ошибочность такого аргумента, противник должен будет развернуть длинную цепь доказательств, аппелировать к науке.</text:p>
      <text:p text:style-name="P20"><text:tab/><text:tab/>Если нет ответа на тезисы противника, то с иронией признается своя некомпетентность. Таким способом участник спора<text:s/>сообщает слушателям, что речь идет о бессмыслице. Этот способ применяют, когда участник спора уверен, что слушатели уважают его больше, чем оппонента.</text:p>
      <text:p text:style-name="P21"><text:tab/><text:tab/>Стараются показать, что утверждения оппонента находятся в противоречии с его собственным поведением или<text:s/>с какими-то принципами, которым он следует.</text:p>
      <text:p text:style-name="P22"><text:tab/><text:tab/>Трактуют свое утверждение как доказанное, хотя противник на некоторые вопросы дал ответ, опровергающий это утверждение.(сработает, елси один оппонент робок, а второй невежлив и бесцеремонен)</text:p>
      <text:p text:style-name="P23"><text:tab/><text:tab/>Вместо того, чтобы воздействовать на разум аргументами, взывают к чувствам.</text:p>
      <text:p text:style-name="P24"><text:tab/><text:tab/>Доводят противника до состояни раздражения или злости в расчете, что в гневе он будет менее способен правильно рассуждать.</text:p>
      <text:p text:style-name="P25"><text:tab/><text:tab/>Если, услышав какой-то аргумент против себя, то особо долго задерживаются на этом аргументе.</text:p>
      <text:p text:style-name="P26"><text:tab/><text:tab/>Если противник видит, что он проигрывает в споре, то он может внезапно заговорить о чем-то совершенно ином, как будто бы это относится к предмету спора и является его контраргументом.</text:p>
      <text:p text:style-name="P27"><text:tab/><text:tab/>Если оппонент сильнее и искусснее и неминуемо должен победить в споре, то атакуют его личность грубым, оскорбительным образом.</text:p>
      <text:p text:style-name="PreformattedText"/>
      <text:p text:style-name="PreformattedText">ЗАКЛЮЧЕНИЕ</text:p>
      <text:p text:style-name="PreformattedText">Если противник атакует вас оскорбительным способом, то сохраняйте хладнокровие, отвечайте ему спокойно, что его слова не относятся к делу, что надо вернуться к предмету спора и продолжить вежливо.</text:p>
      <text:p text:style-name="PreformattedText">Следует дискутировать с помощью аргументов, а не с помощью безапеляционных высказываний. Дискутировать нужно с людьми, которые ценят истину, умею слушать верные аргументы и достаточно справедливы, чтобы признать правоту<text:s/>противника, когда они не правы.</text:p>
      <text:p text:style-name="PreformattedText">Нужно быть морально готовым к тому, чтобы в конце спора принять точку зрения противника или пойти на компромисс.</text:p>
      <text:p text:style-name="PreformattedText">Старайтесь терпимо относиться к отличным от ваших взглядам и мнениям.</text:p>
      <text:p text:style-name="PreformattedText">Если вы заметили, что оппонент излишне горячится, лучше всего положить конец этому спору какой-либо шуткой.</text:p>
      <text:p text:style-name="PreformattedText">Спор - это не монолог, а по крайней мере, диалог.</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Максим Зарубин</dc:creator>
    <meta:creation-date>2020-05-25T07:00:00Z</meta:creation-date>
    <dc:date>2020-05-25T07:01:00Z</dc:date>
    <meta:template xlink:href="Normal" xlink:type="simple"/>
    <meta:editing-cycles>3</meta:editing-cycles>
    <meta:editing-duration>PT78360S</meta:editing-duration>
    <meta:document-statistic meta:page-count="1" meta:paragraph-count="16" meta:word-count="1232" meta:character-count="8244" meta:row-count="58" meta:non-whitespace-character-count="7028"/>
  </office:meta>
</office:document-meta>
</file>